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9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width="0cm" draw:marker-start-width="0.203cm" draw:marker-end-width="0.203cm" draw:fill-color="#ffff99" draw:textarea-horizontal-align="justify" draw:textarea-vertical-align="middle" draw:auto-grow-height="false" fo:min-height="0.559cm" fo:min-width="2.821cm" fo:padding-top="0.1cm" fo:padding-bottom="0.1cm" fo:padding-left="0.225cm" fo:padding-right="0.225cm"/>
    </style:style>
    <style:style style:name="gr3" style:family="graphic" style:parent-style-name="standard" style:list-style-name="L1">
      <style:graphic-properties svg:stroke-width="0cm" svg:stroke-color="#000000" draw:marker-start-width="0.203cm" draw:marker-end-width="0.203cm" draw:fill-color="#eeeeee" draw:textarea-horizontal-align="justify" draw:textarea-vertical-align="middle" draw:auto-grow-height="false" fo:min-height="5.517cm" fo:min-width="5.926cm" fo:padding-top="0.1cm" fo:padding-bottom="0.1cm" fo:padding-left="0.225cm" fo:padding-right="0.225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eeeeee" draw:textarea-horizontal-align="justify" draw:textarea-vertical-align="middle" draw:auto-grow-height="false" fo:min-height="1.058cm" fo:min-width="2.138cm" fo:padding-top="0.1cm" fo:padding-bottom="0.1cm" fo:padding-left="0.225cm" fo:padding-right="0.225cm"/>
    </style:style>
    <style:style style:name="gr5" style:family="graphic" style:parent-style-name="standard">
      <style:graphic-properties svg:stroke-width="0cm" draw:marker-start-width="0.203cm" draw:marker-end-width="0.203cm" draw:fill-color="#ffff99" draw:textarea-horizontal-align="justify" draw:textarea-vertical-align="middle" draw:auto-grow-height="false" fo:min-height="0.496cm" fo:min-width="2.213cm" fo:padding-top="0.1cm" fo:padding-bottom="0.1cm" fo:padding-left="0.225cm" fo:padding-right="0.225cm"/>
    </style:style>
    <style:style style:name="gr6" style:family="graphic" style:parent-style-name="standard">
      <style:graphic-properties svg:stroke-width="0cm" draw:marker-start-width="0.203cm" draw:marker-end-width="0.203cm" draw:fill-color="#ffff99" draw:textarea-horizontal-align="justify" draw:textarea-vertical-align="middle" draw:auto-grow-height="false" fo:min-height="1.612cm" fo:min-width="4.651cm" fo:padding-top="0.1cm" fo:padding-bottom="0.1cm" fo:padding-left="0.225cm" fo:padding-right="0.225cm"/>
    </style:style>
    <style:style style:name="gr7" style:family="graphic" style:parent-style-name="standard">
      <style:graphic-properties svg:stroke-width="0cm" draw:marker-start-width="0.203cm" draw:marker-end-width="0.203cm" draw:fill-color="#ffff99" draw:textarea-horizontal-align="justify" draw:textarea-vertical-align="middle" draw:auto-grow-height="false" fo:min-height="0.798cm" fo:min-width="4.402cm" fo:padding-top="0.1cm" fo:padding-bottom="0.1cm" fo:padding-left="0.225cm" fo:padding-right="0.225cm"/>
    </style:style>
    <style:style style:name="gr8" style:family="graphic" style:parent-style-name="objectwithoutfill">
      <style:graphic-properties svg:stroke-width="0cm" draw:marker-start-width="0.203cm" draw:marker-end="Arrow" draw:marker-end-width="0.224cm" draw:fill="none" draw:textarea-vertical-align="middle" fo:padding-top="0.1cm" fo:padding-bottom="0.1cm" fo:padding-left="0.225cm" fo:padding-right="0.225cm"/>
    </style:style>
    <style:style style:name="gr9" style:family="graphic" style:parent-style-name="standard">
      <style:graphic-properties svg:stroke-width="0cm" draw:marker-start-width="0.203cm" draw:marker-end-width="0.203cm" draw:fill-color="#ffff99" draw:textarea-horizontal-align="justify" draw:textarea-vertical-align="middle" draw:auto-grow-height="false" fo:min-height="0.558cm" fo:min-width="2.426cm" fo:padding-top="0.1cm" fo:padding-bottom="0.1cm" fo:padding-left="0.225cm" fo:padding-right="0.225cm"/>
    </style:style>
    <style:style style:name="gr10" style:family="graphic" style:parent-style-name="standard">
      <style:graphic-properties svg:stroke-width="0cm" draw:marker-start-width="0.203cm" draw:marker-end-width="0.203cm" draw:fill-color="#ffff99" draw:textarea-horizontal-align="justify" draw:textarea-vertical-align="middle" draw:auto-grow-height="false" fo:min-height="0.558cm" fo:min-width="4.534cm" fo:padding-top="0.1cm" fo:padding-bottom="0.1cm" fo:padding-left="0.225cm" fo:padding-right="0.225cm"/>
    </style:style>
    <style:style style:name="gr11" style:family="graphic" style:parent-style-name="standard">
      <style:graphic-properties svg:stroke-width="0cm" draw:marker-start-width="0.203cm" draw:marker-end-width="0.203cm" draw:fill-color="#ffff99" draw:textarea-horizontal-align="justify" draw:textarea-vertical-align="middle" draw:auto-grow-height="false" fo:min-height="0.559cm" fo:min-width="2.82cm" fo:padding-top="0.1cm" fo:padding-bottom="0.1cm" fo:padding-left="0.225cm" fo:padding-right="0.225cm"/>
    </style:style>
    <style:style style:name="gr12" style:family="graphic" style:parent-style-name="standard">
      <style:graphic-properties svg:stroke-width="0cm" draw:marker-start-width="0.203cm" draw:marker-end-width="0.203cm" draw:fill-color="#ffff99" draw:textarea-horizontal-align="justify" draw:textarea-vertical-align="middle" draw:auto-grow-height="false" fo:min-height="0.558cm" fo:min-width="2.6cm" fo:padding-top="0.1cm" fo:padding-bottom="0.1cm" fo:padding-left="0.225cm" fo:padding-right="0.225cm"/>
    </style:style>
    <style:style style:name="gr13" style:family="graphic" style:parent-style-name="standard">
      <style:graphic-properties svg:stroke-width="0cm" draw:marker-start-width="0.203cm" draw:marker-end-width="0.203cm" draw:fill-color="#ffff99" draw:textarea-horizontal-align="justify" draw:textarea-vertical-align="middle" draw:auto-grow-height="false" fo:min-height="0.558cm" fo:min-width="2.656cm" fo:padding-top="0.1cm" fo:padding-bottom="0.1cm" fo:padding-left="0.225cm" fo:padding-right="0.225cm"/>
    </style:style>
    <style:style style:name="gr14" style:family="graphic" style:parent-style-name="standard">
      <style:graphic-properties svg:stroke-width="0cm" draw:marker-start-width="0.203cm" draw:marker-end-width="0.203cm" draw:fill-color="#66ffff" draw:textarea-horizontal-align="justify" draw:textarea-vertical-align="middle" draw:auto-grow-height="false" fo:min-height="0.496cm" fo:min-width="3.393cm" fo:padding-top="0.1cm" fo:padding-bottom="0.1cm" fo:padding-left="0.225cm" fo:padding-right="0.225cm"/>
    </style:style>
    <style:style style:name="gr15" style:family="graphic" style:parent-style-name="standard">
      <style:graphic-properties svg:stroke-width="0.051cm" svg:stroke-color="#000000" draw:marker-start="Arrow" draw:marker-start-width="0.3cm" draw:marker-end="Arrow" draw:marker-end-width="0.3cm" draw:textarea-vertical-align="middle" fo:padding-top="0.125cm" fo:padding-bottom="0.125cm" fo:padding-left="0.25cm" fo:padding-right="0.25cm"/>
    </style:style>
    <style:style style:name="gr16" style:family="graphic" style:parent-style-name="standard" style:list-style-name="L1">
      <style:graphic-properties svg:stroke-width="0cm" svg:stroke-color="#000000" draw:marker-start-width="0.203cm" draw:marker-end-width="0.203cm" draw:fill-color="#eeeeee" draw:textarea-horizontal-align="justify" draw:textarea-vertical-align="middle" draw:auto-grow-height="false" fo:min-height="0.467cm" fo:min-width="2.413cm" fo:padding-top="0.1cm" fo:padding-bottom="0.1cm" fo:padding-left="0.225cm" fo:padding-right="0.225cm"/>
    </style:style>
    <style:style style:name="gr17" style:family="graphic" style:parent-style-name="standard">
      <style:graphic-properties svg:stroke-width="0cm" draw:marker-start-width="0.203cm" draw:marker-end-width="0.203cm" draw:fill-color="#ffff99" draw:textarea-horizontal-align="justify" draw:textarea-vertical-align="middle" draw:auto-grow-height="false" fo:min-height="0.439cm" fo:min-width="2.345cm" fo:padding-top="0.1cm" fo:padding-bottom="0.1cm" fo:padding-left="0.225cm" fo:padding-right="0.225cm"/>
    </style:style>
    <style:style style:name="gr18" style:family="graphic" style:parent-style-name="standard">
      <style:graphic-properties svg:stroke-width="0cm" draw:marker-start-width="0.203cm" draw:marker-end-width="0.203cm" draw:fill-color="#66ffff" draw:textarea-horizontal-align="justify" draw:textarea-vertical-align="middle" draw:auto-grow-height="false" fo:min-height="0.384cm" fo:min-width="2.336cm" fo:padding-top="0.1cm" fo:padding-bottom="0.1cm" fo:padding-left="0.225cm" fo:padding-right="0.225cm"/>
    </style:style>
    <style:style style:name="gr19" style:family="graphic" style:parent-style-name="standard">
      <style:graphic-properties svg:stroke-width="0cm" draw:marker-start-width="0.203cm" draw:marker-end-width="0.203cm" draw:fill-color="#66ffff" draw:textarea-horizontal-align="justify" draw:textarea-vertical-align="middle" draw:auto-grow-height="false" fo:min-height="0.693cm" fo:min-width="4.527cm" fo:padding-top="0.1cm" fo:padding-bottom="0.1cm" fo:padding-left="0.225cm" fo:padding-right="0.225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 style:list-style-name="L1">
      <style:graphic-properties svg:stroke-width="0cm" svg:stroke-color="#000000" draw:marker-start-width="0.203cm" draw:marker-end-width="0.203cm" draw:fill-color="#eeeeee" draw:textarea-horizontal-align="justify" draw:textarea-vertical-align="middle" draw:auto-grow-height="false" fo:min-height="1.999cm" fo:min-width="5.926cm" fo:padding-top="0.1cm" fo:padding-bottom="0.1cm" fo:padding-left="0.225cm" fo:padding-right="0.2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align="center" fo:text-indent="0cm"/>
    </style:style>
    <style:style style:name="P5" style:family="paragraph">
      <loext:graphic-properties draw:fill-color="#eeeeee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AR PL SungtiL GB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eeeeee"/>
      <style:paragraph-properties fo:text-align="center"/>
      <style:text-properties style:font-name="Liberation Sans" fo:font-size="11pt" style:font-name-asian="Liberation Sans" style:font-size-asian="11pt" style:font-name-complex="Liberation Sans" style:font-size-complex="11pt"/>
    </style:style>
    <style:style style:name="P7" style:family="paragraph">
      <loext:graphic-properties draw:fill-color="#66ffff"/>
      <style:paragraph-properties fo:text-align="center"/>
    </style:style>
    <style:style style:name="P8" style:family="paragraph">
      <loext:graphic-properties draw:fill-color="#66ffff"/>
      <style:paragraph-properties fo:text-align="center"/>
      <style:text-properties style:font-name="Liberation Sans" style:font-name-asian="Liberation Sans" style:font-name-complex="Liberation Sans"/>
    </style:style>
    <style:style style:name="T1" style:family="text">
      <style:text-properties style:font-name="DejaVu Sans Mono" fo:font-size="11pt" style:font-size-asian="11pt" style:font-size-complex="11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AR PL SungtiL GB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Liberation Sans" style:font-size-asian="10.5pt" style:font-style-asian="normal" style:font-weight-asian="normal" style:font-name-complex="Liberation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10pt" style:font-size-asian="10pt" style:font-size-complex="1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8pt" fo:font-style="normal" fo:text-shadow="none" style:text-underline-style="none" fo:font-weight="normal" style:letter-kerning="true" style:font-name-asian="AR PL SungtiL GB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Mono" fo:font-size="8pt" style:font-size-asian="8pt" style:font-size-complex="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625cm" svg:y1="2.028cm" svg:x2="11.625cm" svg:y2="3.127cm">
          <text:p/>
        </draw:line>
        <draw:g>
          <draw:custom-shape draw:style-name="gr2" draw:text-style-name="P3" draw:layer="layout" svg:width="3.353cm" svg:height="0.841cm" svg:x="14.057cm" svg:y="4.856cm">
            <text:p text:style-name="P2"><text:span text:style-name="T1">CostEvalu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5" xml:id="id3" draw:id="id3" draw:layer="layout" svg:width="6.376cm" svg:height="5.717cm" svg:x="7.124cm" svg:y="3.097cm">
          <text:p text:style-name="P4"><text:span text:style-name="T2">WaypointSequenc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2.588cm" svg:height="1.258cm" svg:x="17.288cm" svg:y="6.544cm">
          <text:p text:style-name="P2"><text:span text:style-name="T3">TPS_RRTsta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737cm" svg:height="0.77cm" svg:x="7.285cm" svg:y="1.258cm">
          <text:p text:style-name="P2"><text:span text:style-name="T1">Way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3" draw:layer="layout" svg:width="5.297cm" svg:height="2.008cm" svg:x="14.469cm" svg:y="8.523cm">
            <text:p text:style-name="P2"><text:span text:style-name="T1">PlannerOutput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4.96cm" svg:height="1.106cm" svg:x="14.652cm" svg:y="9.271cm">
            <text:p text:style-name="P2"><text:span text:style-name="T4">MotionPrimitivesTreeSE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8" draw:text-style-name="P1" draw:layer="layout" svg:x1="8.483cm" svg:y1="2.028cm" svg:x2="8.483cm" svg:y2="3.127cm">
          <text:p/>
        </draw:line>
        <draw:line draw:style-name="gr1" draw:text-style-name="P1" draw:layer="layout" svg:x1="13.5cm" svg:y1="7.267cm" svg:x2="17.238cm" svg:y2="7.267cm">
          <text:p/>
        </draw:line>
        <draw:connector draw:style-name="gr1" draw:text-style-name="P1" draw:layer="layout" draw:type="curve" svg:x1="18.582cm" svg:y1="7.802cm" svg:x2="13.624cm" svg:y2="8.261cm" draw:start-shape="id1" draw:start-glue-point="2" svg:d="M18582 7802c0 421-4958 192-4958 459" svg:viewBox="0 0 4959 460">
          <text:p/>
        </draw:connector>
        <draw:g>
          <draw:custom-shape draw:style-name="gr9" draw:text-style-name="P3" draw:layer="layout" svg:width="2.958cm" svg:height="0.84cm" svg:x="13.84cm" svg:y="5.995cm">
            <text:p text:style-name="P2"><text:span text:style-name="T1">PlannerInpu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" draw:text-style-name="P3" draw:layer="layout" svg:width="2.958cm" svg:height="0.84cm" svg:x="13.841cm" svg:y="5.995cm">
            <text:p text:style-name="P2"><text:span text:style-name="T1">PlannerInpu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3" draw:layer="layout" svg:width="3.353cm" svg:height="0.841cm" svg:x="13.932cm" svg:y="4.937cm">
            <text:p text:style-name="P2"><text:span text:style-name="T1">CostEvalu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3" draw:layer="layout" svg:width="5.066cm" svg:height="0.84cm" svg:x="13.841cm" svg:y="3.913cm">
            <text:p text:style-name="P2"><text:span text:style-name="T4">TPS_RRTstar_Parame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" draw:text-style-name="P3" draw:layer="layout" svg:width="3.352cm" svg:height="0.841cm" svg:x="13.841cm" svg:y="5.005cm">
            <text:p text:style-name="P2"><text:span text:style-name="T1">CostEvalu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" draw:text-style-name="P3" draw:layer="layout" svg:width="3.132cm" svg:height="0.84cm" svg:x="10.148cm" svg:y="1.229cm">
            <text:p text:style-name="P2"><text:span text:style-name="T1">CostEvalu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3" draw:text-style-name="P3" draw:layer="layout" svg:width="3.188cm" svg:height="0.84cm" svg:x="10.202cm" svg:y="1.297cm">
            <text:p text:style-name="P2"><text:span text:style-name="T1">CostEvalu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3" draw:layer="layout" svg:width="2.737cm" svg:height="0.77cm" svg:x="7.286cm" svg:y="1.258cm">
          <text:p text:style-name="P2"><text:span text:style-name="T1">Way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8.484cm" svg:y1="2.028cm" svg:x2="8.484cm" svg:y2="3.127cm">
          <text:p/>
        </draw:line>
        <draw:custom-shape draw:style-name="gr14" draw:text-style-name="P7" draw:layer="layout" svg:width="3.917cm" svg:height="0.77cm" svg:x="1.889cm" svg:y="4.196cm">
          <text:p text:style-name="P2"><text:span text:style-name="T1">Obstacle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2" draw:layer="layout" svg:x1="5.915cm" svg:y1="4.636cm" svg:x2="7.124cm" svg:y2="4.636cm">
          <text:p/>
        </draw:line>
        <draw:g>
          <draw:custom-shape draw:style-name="gr16" draw:text-style-name="P5" draw:layer="layout" svg:width="2.863cm" svg:height="0.667cm" svg:x="16.803cm" svg:y="1.065cm">
            <text:p text:style-name="P4"><text:span text:style-name="T5">Algorithms</text:span></text:p>
            <draw:enhanced-geometry svg:viewBox="0 0 21600 21600" draw:type="rectangle" draw:enhanced-path="M 0 0 L 21600 0 21600 21600 0 21600 0 0 Z N"/>
          </draw:custom-shape>
          <draw:g>
            <draw:custom-shape draw:style-name="gr17" draw:text-style-name="P3" draw:layer="layout" svg:width="2.863cm" svg:height="0.707cm" svg:x="16.803cm" svg:y="1.836cm">
              <text:p text:style-name="P2"><text:span text:style-name="T6">Data structur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8" draw:text-style-name="P7" draw:layer="layout" svg:width="2.848cm" svg:height="0.646cm" svg:x="16.789cm" svg:y="2.727cm">
            <text:p text:style-name="P2"><text:span text:style-name="T6">Interfa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9" draw:text-style-name="P8" xml:id="id2" draw:id="id2" draw:layer="layout" svg:width="5.073cm" svg:height="0.989cm" svg:x="1.391cm" svg:y="9.143cm">
          <text:p><text:span text:style-name="T7">VehicleMotion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3.927cm" svg:y1="9.143cm" svg:x2="7.124cm" svg:y2="5.955cm" draw:start-shape="id2" draw:start-glue-point="0" draw:end-shape="id3" draw:end-glue-point="3" svg:d="M3927 9143c0-2126 1065-3188 3197-3188" svg:viewBox="0 0 3198 3189">
          <text:p/>
        </draw:connector>
        <draw:custom-shape draw:style-name="gr21" draw:text-style-name="P5" xml:id="id4" draw:id="id4" draw:layer="layout" svg:width="6.376cm" svg:height="2.199cm" svg:x="7.124cm" svg:y="12.221cm">
          <text:p text:style-name="P4"><text:span text:style-name="T2">KinematicPathFoll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" draw:layer="layout" draw:type="curve" svg:x1="3.927cm" svg:y1="10.132cm" svg:x2="7.124cm" svg:y2="13.32cm" draw:start-shape="id2" draw:start-glue-point="2" draw:end-shape="id4" draw:end-glue-point="3" svg:d="M3927 10132c0 2126 1065 3188 3197 3188" svg:viewBox="0 0 3198 3189">
          <text:p/>
        </draw:connector>
        <draw:custom-shape draw:style-name="gr19" draw:text-style-name="P8" xml:id="id5" draw:id="id5" draw:layer="layout" svg:width="5.073cm" svg:height="0.989cm" svg:x="1.062cm" svg:y="13.981cm">
          <text:p text:style-name="P2"><text:span text:style-name="T3">VehicleLocalObstac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3.598cm" svg:y1="13.981cm" svg:x2="7.067cm" svg:y2="13.381cm" draw:start-shape="id5" draw:start-glue-point="0" svg:d="M3598 13981c0-528 3469-228 3469-600" svg:viewBox="0 0 3470 601">
          <text:p/>
        </draw:connector>
        <draw:connector draw:style-name="gr20" draw:text-style-name="P1" draw:layer="layout" draw:type="curve" svg:x1="10.312cm" svg:y1="8.814cm" svg:x2="10.312cm" svg:y2="12.221cm" draw:start-shape="id3" draw:start-glue-point="2" draw:end-shape="id4" svg:d="M10312 8814v3407" svg:viewBox="0 0 1 34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3465a4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102cm" draw:start-line-spacing-vertical="0.102cm" draw:end-line-spacing-horizontal="0.102cm" draw:end-line-spacing-vertical="0.102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04T02:09:57.185975141</meta:creation-date>
    <dc:date>2021-06-04T03:02:56.719341331</dc:date>
    <meta:editing-duration>PT35M51S</meta:editing-duration>
    <meta:editing-cycles>19</meta:editing-cycles>
    <meta:generator>LibreOffice/6.0.7.3$Linux_X86_64 LibreOffice_project/00m0$Build-3</meta:generator>
    <meta:document-statistic meta:object-count="42"/>
  </office:meta>
</office:document-meta>
</file>